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3333"/>
    </style:style>
    <style:style style:name="T5" style:family="text">
      <style:text-properties fo:color="#ff3333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/text:p>
      <text:p text:style-name="Standard"><text:tab/><text:span text:style-name="T5">Definir todas as configrações básicas do trabalho</text:span></text:p>
      <text:p text:style-name="Standard"/>
      <text:p text:style-name="Standard"/>
      <text:p text:style-name="Standard"><text:span text:style-name="T2"><text:tab/>Relatório de desenvolvimento</text:span></text:p>
      <text:p text:style-name="P1"><text:tab/><text:tab/></text:p>
      <text:p text:style-name="Standard"><text:span text:style-name="T1"><text:tab/><text:tab/>- Fork </text:span><text:span text:style-name="T3">(processo)</text:span></text:p>
      <text:p text:style-name="P2"><text:tab/><text:tab/><text:tab/></text:p>
      <text:p text:style-name="P2"><text:tab/><text:tab/><text:tab/>nº do syscall: 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5T16:49:42.93</meta:creation-date>
    <dc:date>2016-08-25T17:05:15.88</dc:date>
    <meta:editing-duration>PT2M22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7" meta:word-count="17" meta:character-count="124"/>
  </office:meta>
</office:document-meta>
</file>